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cf37" officeooo:paragraph-rsid="001bcf37"/>
    </style:style>
    <style:style style:name="P2" style:family="paragraph" style:parent-style-name="Standard">
      <style:text-properties officeooo:rsid="001e0ae6" officeooo:paragraph-rsid="001e0ae6"/>
    </style:style>
    <style:style style:name="P3" style:family="paragraph" style:parent-style-name="Standard">
      <style:text-properties officeooo:rsid="001fe3d6" officeooo:paragraph-rsid="001fe3d6"/>
    </style:style>
    <style:style style:name="P4" style:family="paragraph" style:parent-style-name="Standard">
      <style:text-properties officeooo:rsid="001e0ae6" officeooo:paragraph-rsid="001e0ae6"/>
    </style:style>
    <style:style style:name="P5" style:family="paragraph" style:parent-style-name="Standard">
      <style:text-properties officeooo:rsid="0021b927" officeooo:paragraph-rsid="0021b9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SP</text:p>
      <text:p text:style-name="P1"/>
      <text:p text:style-name="P3">24/09/2021</text:p>
      <text:p text:style-name="P1"/>
      <text:p text:style-name="P1">Programa: conjunto de instrucciones y datos que realizan una tarea determinada</text:p>
      <text:p text:style-name="P1">Proceso: programa en ejecución con todos los </text:p>
      <text:p text:style-name="P1">Contador de programas: marca la instruccion por</text:p>
      <text:p text:style-name="P1">Imagen de memoria: </text:p>
      <text:p text:style-name="P1">Screenshot del estado del procesador: valores de los registros – se van modificando de valor</text:p>
      <text:p text:style-name="P1"/>
      <text:p text:style-name="P1">Se pueden ejecutar dos procesos sobre un mismo programas</text:p>
      <text:p text:style-name="P1">Ejecutable: programa que lanza un proceso???</text:p>
      <text:p text:style-name="P1">Sistema operativo: abstraccion del software del hardware, gestion de recuros software, interfaz </text:p>
      <text:p text:style-name="P1">Demonio: servicio. Se ejecutan automáticamente en segundo plano</text:p>
      <text:p text:style-name="P1"/>
      <text:p text:style-name="P1"/>
      <text:p text:style-name="P2">01/10/2021</text:p>
      <text:p text:style-name="P5">Garceta 1.3.3 – saltar</text:p>
      <text:p text:style-name="P5"/>
      <text:p text:style-name="P2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4T16:47:53.764000000</meta:creation-date>
    <dc:date>2021-10-01T18:46:34.064000000</dc:date>
    <meta:editing-duration>PT2H47M5S</meta:editing-duration>
    <meta:editing-cycles>4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13" meta:word-count="83" meta:character-count="585" meta:non-whitespace-character-count="510"/>
  </office:meta>
</office:document-meta>
</file>